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4c1900" draw:fill-color="#ffffcc" draw:textarea-horizontal-align="justify" draw:textarea-vertical-align="middle" draw:auto-grow-height="false" fo:min-height="1.358cm" fo:min-width="0.9cm"/>
    </style:style>
    <style:style style:name="gr2" style:family="graphic" style:parent-style-name="standard">
      <style:graphic-properties svg:stroke-color="#4c1900" draw:fill-color="#ffffcc" draw:textarea-horizontal-align="justify" draw:textarea-vertical-align="top" draw:auto-grow-height="false" fo:min-height="4.351cm" fo:min-width="2.254cm"/>
    </style:style>
    <style:style style:name="gr3" style:family="graphic" style:parent-style-name="standard">
      <style:graphic-properties svg:stroke-color="#4c1900" draw:fill-color="#ffffcc" draw:textarea-horizontal-align="justify" draw:textarea-vertical-align="top" draw:auto-grow-height="false" fo:min-height="3.151cm" fo:min-width="2.664cm"/>
    </style:style>
    <style:style style:name="gr4" style:family="graphic" style:parent-style-name="standard">
      <style:graphic-properties svg:stroke-color="#4c1900" draw:fill-color="#ffffcc" draw:textarea-horizontal-align="justify" draw:textarea-vertical-align="top" draw:auto-grow-height="false" fo:min-height="4.351cm" fo:min-width="2.866cm"/>
    </style:style>
    <style:style style:name="gr5" style:family="graphic" style:parent-style-name="standard">
      <style:graphic-properties svg:stroke-color="#4c1900" draw:fill-color="#ffffcc" draw:textarea-horizontal-align="justify" draw:textarea-vertical-align="top" draw:auto-grow-height="false" fo:min-height="0.751cm" fo:min-width="1.934cm"/>
    </style:style>
    <style:style style:name="gr6" style:family="graphic" style:parent-style-name="standard">
      <style:graphic-properties svg:stroke-color="#4c1900" draw:fill-color="#ffffcc" draw:textarea-horizontal-align="justify" draw:textarea-vertical-align="middle" draw:auto-grow-height="false" fo:min-height="0.05cm" fo:min-width="0cm"/>
    </style:style>
    <style:style style:name="gr7" style:family="graphic" style:parent-style-name="standard">
      <style:graphic-properties svg:stroke-color="#4c1900" draw:fill-color="#ffffcc" draw:textarea-horizontal-align="justify" draw:textarea-vertical-align="middle" draw:auto-grow-height="false" fo:min-height="1.358cm" fo:min-width="1.3cm"/>
    </style:style>
    <style:style style:name="gr8" style:family="graphic" style:parent-style-name="standard">
      <style:graphic-properties svg:stroke-color="#4c1900" draw:fill-color="#804c19" draw:textarea-horizontal-align="justify" draw:textarea-vertical-align="middle" draw:auto-grow-height="false" fo:min-height="0cm" fo:min-width="0.375cm"/>
    </style:style>
    <style:style style:name="gr9" style:family="graphic" style:parent-style-name="standard">
      <style:graphic-properties svg:stroke-color="#4c1900" draw:fill-color="#804c19" draw:textarea-horizontal-align="justify" draw:textarea-vertical-align="middle" draw:auto-grow-height="false" fo:min-height="0cm" fo:min-width="0.55cm"/>
    </style:style>
    <style:style style:name="gr10" style:family="graphic" style:parent-style-name="standard">
      <style:graphic-properties svg:stroke-color="#4c1900" draw:fill="hatch" draw:fill-color="#804c19" draw:fill-hatch-name="Black_20_45_20_Degrees" draw:textarea-horizontal-align="justify" draw:textarea-vertical-align="middle" draw:auto-grow-height="false" fo:min-height="0cm" fo:min-width="0.2cm"/>
    </style:style>
    <style:style style:name="gr11" style:family="graphic" style:parent-style-name="standard">
      <style:graphic-properties svg:stroke-color="#4c1900" draw:fill-color="#804c19" draw:textarea-horizontal-align="justify" draw:textarea-vertical-align="middle" draw:auto-grow-height="false" fo:min-height="0cm" fo:min-width="0.288cm"/>
    </style:style>
    <style:style style:name="gr12" style:family="graphic" style:parent-style-name="standard">
      <style:graphic-properties svg:stroke-color="#4c1900" draw:fill-color="#804c19" draw:textarea-horizontal-align="justify" draw:textarea-vertical-align="middle" draw:auto-grow-height="false" fo:min-height="0cm" fo:min-width="0.813cm"/>
    </style:style>
    <style:style style:name="gr13" style:family="graphic" style:parent-style-name="standard">
      <style:graphic-properties svg:stroke-color="#4c1900" draw:fill-color="#ffffcc" draw:textarea-horizontal-align="justify" draw:textarea-vertical-align="middle" draw:auto-grow-height="false" fo:min-height="0.174cm" fo:min-width="1.304cm"/>
    </style:style>
    <style:style style:name="gr14" style:family="graphic" style:parent-style-name="standard">
      <style:graphic-properties svg:stroke-color="#4c1900" draw:fill-color="#ffffcc" draw:textarea-horizontal-align="justify" draw:textarea-vertical-align="middle" draw:auto-grow-height="false" fo:min-height="0.174cm" fo:min-width="1.666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cc"/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loext:graphic-properties draw:fill-color="#ffffcc"/>
      <style:paragraph-properties fo:margin-left="0cm" fo:margin-right="0cm" fo:text-align="start" fo:text-indent="0cm"/>
      <style:text-properties fo:font-size="18pt"/>
    </style:style>
    <style:style style:name="P5" style:family="paragraph">
      <style:paragraph-properties fo:text-align="start"/>
    </style:style>
    <style:style style:name="P6" style:family="paragraph">
      <loext:graphic-properties draw:fill-color="#ffffcc"/>
      <style:paragraph-properties fo:text-align="center"/>
    </style:style>
    <style:style style:name="P7" style:family="paragraph">
      <loext:graphic-properties draw:fill-color="#804c19"/>
      <style:paragraph-properties fo:text-align="center"/>
    </style:style>
    <style:style style:name="P8" style:family="paragraph">
      <loext:graphic-properties draw:fill="hatch" draw:fill-color="#804c19" draw:fill-hatch-name="Black_20_45_20_Degrees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8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language="en" fo:country="US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draw:layer="layout" svg:width="1.4cm" svg:height="2cm" svg:x="0.601cm" svg:y="7.201cm">
          <text:p text:style-name="P1"><text:span text:style-name="T1">Inpu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4" xml:id="id7" draw:id="id7" draw:layer="layout" svg:width="3.6cm" svg:height="4.6cm" svg:x="3.001cm" svg:y="6.001cm">
          <text:p text:style-name="P3"><text:span text:style-name="T2"><text:s text:c="2"/></text:span><text:span text:style-name="T2">Reader</text:span></text:p>
          <text:p text:style-name="P3"><text:span text:style-name="T3"/></text:p>
          <text:p text:style-name="P3"><text:span text:style-name="T3">- </text:span><text:span text:style-name="T4">Read</text:span><text:span text:style-name="T3"> the data</text:span><text:span text:style-name="T3"><text:line-break/></text:span><text:span text:style-name="T3">- Driving </text:span></text:p>
          <text:p text:style-name="P3"><text:span text:style-name="T3"><text:s text:c="2"/></text:span><text:span text:style-name="T3">conversion </text:span></text:p>
          <text:p text:style-name="P3"><text:span text:style-name="T3"><text:s text:c="2"/></text:span><text:span text:style-name="T3">process</text:span><text:span text:style-name="T3"><text:line-break/></text:span><text:span text:style-name="T3"/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3" draw:text-style-name="P2" draw:layer="layout" svg:width="5.2cm" svg:height="3.4cm" svg:x="7.201cm" svg:y="6.601cm">
          <text:p text:style-name="P1"><text:span text:style-name="T1">ElementTree</text:span></text:p>
          <text:p text:style-name="P5"><text:span text:style-name="T3"><text:line-break/></text:span><text:span text:style-name="T3">Internal record </text:span></text:p>
          <text:p text:style-name="P5"><text:span text:style-name="T3">representation in </text:span><text:span text:style-name="T3"><text:line-break/></text:span><text:span text:style-name="T3">XML-like </text:span><text:span text:style-name="T3"><text:line-break/></text:span><text:span text:style-name="T3">structur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4" xml:id="id6" draw:id="id6" draw:layer="layout" svg:width="4.4cm" svg:height="4.6cm" svg:x="13.001cm" svg:y="6.001cm">
          <text:p text:style-name="P3"><text:span text:style-name="T2"><text:s text:c="5"/></text:span><text:span text:style-name="T2">Filter</text:span></text:p>
          <text:p text:style-name="P3"><text:span text:style-name="T3"/></text:p>
          <text:p text:style-name="P3"><text:span text:style-name="T3">- Filter the data</text:span><text:span text:style-name="T3"><text:line-break/></text:span><text:span text:style-name="T3">- Change the data</text:span><text:span text:style-name="T3"><text:line-break/></text:span><text:span text:style-name="T3">- Create new data</text:span><text:span text:style-name="T3"><text:line-break/></text:span><text:span text:style-name="T3">- Break process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5" draw:text-style-name="P2" draw:layer="layout" svg:width="4cm" svg:height="1cm" svg:x="18.901cm" svg:y="7.601cm">
          <text:p text:style-name="P1"><text:span text:style-name="T1">ElementTree</text:span></text:p>
          <text:p text:style-name="P5"><text:span text:style-name="T3"/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6" draw:text-style-name="P6" xml:id="id5" draw:id="id5" draw:layer="layout" svg:width="1cm" svg:height="0.6cm" svg:x="17.401cm" svg:y="7.801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4" draw:layer="layout" svg:width="3.6cm" svg:height="4.6cm" svg:x="23.501cm" svg:y="6.001cm">
          <text:p text:style-name="P3"><text:span text:style-name="T2"><text:s text:c="2"/></text:span><text:span text:style-name="T2">Writer</text:span></text:p>
          <text:p text:style-name="P3"><text:span text:style-name="T3"/></text:p>
          <text:p text:style-name="P3"><text:span text:style-name="T3">- Write the data</text:span><text:span text:style-name="T3"><text:line-break/></text:span><text:span text:style-name="T3"/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7" draw:text-style-name="P2" draw:layer="layout" svg:width="1.8cm" svg:height="2cm" svg:x="24.401cm" svg:y="12.101cm">
          <text:p text:style-name="P1"><text:span text:style-name="T1">Outpu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" draw:text-style-name="P7" draw:layer="layout" svg:width="1cm" svg:height="0.4cm" svg:x="2.001cm" svg:y="8.0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7" xml:id="id1" draw:id="id1" draw:layer="layout" svg:width="1.2cm" svg:height="0.4cm" svg:x="6.601cm" svg:y="8.0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7" draw:layer="layout" svg:width="1cm" svg:height="0.4cm" svg:x="12.001cm" svg:y="8.0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8" xml:id="id3" draw:id="id3" draw:layer="layout" svg:width="0.8cm" svg:height="0.4cm" svg:x="18.401cm" svg:y="7.9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7" draw:layer="layout" svg:width="0.9cm" svg:height="0.4cm" svg:x="22.601cm" svg:y="7.9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7" draw:layer="layout" svg:width="1.5cm" svg:height="0.4cm" draw:transform="rotate (-1.55351756720015) translate (25.58cm 10.598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2" xml:id="id2" draw:id="id2" draw:layer="layout" svg:width="2cm" svg:height="0.6cm" svg:x="7.401cm" svg:y="10.801cm">
          <text:p text:style-name="P1"><text:span text:style-name="T1">En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4" draw:text-style-name="P2" xml:id="id4" draw:id="id4" draw:layer="layout" svg:width="2.4cm" svg:height="0.6cm" svg:x="19.401cm" svg:y="10.801cm">
          <text:p text:style-name="P1"><text:span text:style-name="T1">Break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5" draw:text-style-name="P9" draw:layer="layout" draw:type="line" svg:x1="6.601cm" svg:y1="8.201cm" svg:x2="7.401cm" svg:y2="11.101cm" draw:start-shape="id1" draw:start-glue-point="3" draw:end-shape="id2" draw:end-glue-point="5" svg:d="M6601 8201l800 2900" svg:viewBox="0 0 801 2901">
          <text:p/>
        </draw:connector>
        <draw:connector draw:style-name="gr15" draw:text-style-name="P9" draw:layer="layout" draw:type="line" svg:x1="18.401cm" svg:y1="8.101cm" svg:x2="19.401cm" svg:y2="11.101cm" draw:start-shape="id3" draw:start-glue-point="3" draw:end-shape="id4" draw:end-glue-point="5" svg:d="M18401 8101l1000 3000" svg:viewBox="0 0 1001 3001">
          <text:p/>
        </draw:connector>
        <draw:connector draw:style-name="gr15" draw:text-style-name="P9" draw:layer="layout" draw:line-skew="-0.299cm" svg:x1="17.901cm" svg:y1="7.801cm" svg:x2="15.201cm" svg:y2="6.001cm" draw:start-shape="id5" draw:start-glue-point="4" draw:end-shape="id6" svg:d="M17901 7801v-2600h-2700v800" svg:viewBox="0 0 2701 2601">
          <text:p/>
        </draw:connector>
        <draw:connector draw:style-name="gr15" draw:text-style-name="P9" draw:layer="layout" draw:line-skew="0.898cm" svg:x1="17.901cm" svg:y1="8.401cm" svg:x2="4.801cm" svg:y2="10.601cm" draw:start-shape="id5" draw:start-glue-point="6" draw:end-shape="id7" draw:end-glue-point="2" svg:d="M17901 8401v3600h-13100v-1400" svg:viewBox="0 0 13101 36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rzegorz Wierzchowski</meta:initial-creator>
    <meta:creation-date>2017-05-06T11:04:31.008924726</meta:creation-date>
    <dc:date>2017-05-06T12:05:15.933910236</dc:date>
    <dc:creator>Grzegorz Wierzchowski</dc:creator>
    <meta:editing-duration>PT46M54S</meta:editing-duration>
    <meta:editing-cycles>3</meta:editing-cycles>
    <meta:generator>LibreOffice/5.1.6.2$Linux_X86_64 LibreOffice_project/10m0$Build-2</meta:generator>
    <meta:document-statistic meta:object-count="20"/>
  </office:meta>
</office:document-meta>
</file>